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f4451564055523744085" style:family="table" style:parent-style-name="podTable">
      <style:table-properties style:width="4.75cm" style:rel-width="27.03%" table:table-align="left" table:align="left"/>
    </style:style>
    <style:style style:name="CS1" style:family="table-cell">
      <style:table-cell-properties fo:border="0.018cm solid #000000" style:vertical-align="middle" fo:padding="0.1cm"/>
    </style:style>
    <style:style style:name="Tablef4451564055523744085.1" style:family="table-column">
      <style:table-column-properties style:rel-column-width="32767*"/>
    </style:style>
    <style:style style:name="Tablef4451564055523744085.2" style:family="table-column">
      <style:table-column-properties style:rel-column-width="32767*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Champ FCK</text:p>
      <text:list text:style-name="podNumberedList" text:continue-numbering="false">
        <text:list-item text:start-value="1">
          <text:p text:style-name="podNumberItem">aaaa</text:p>
          <text:list text:style-name="podNumberedList" text:continue-numbering="false">
            <text:list-item text:start-value="1">
              <text:p text:style-name="podNumberItem">Azerty</text:p>
            </text:list-item>
            <text:list-item>
              <text:p text:style-name="podNumberItem">aaaa</text:p>
            </text:list-item>
          </text:list>
        </text:list-item>
        <text:list-item>
          <text:p text:style-name="podNumberItem">edzfrgh</text:p>
        </text:list-item>
        <text:list-item>
          <text:p text:style-name="podNumberItem">Kupu</text:p>
        </text:list-item>
      </text:list>
      <table:table table:name="Tablef4451564055523744085" table:style-name="Tablef4451564055523744085">
        <table:table-column table:style-name="Tablef4451564055523744085.1"/>
        <table:table-column table:style-name="Tablef4451564055523744085.2"/>
        <table:table-row>
          <table:table-cell table:style-name="CS1">
            <text:p text:style-name="podCellContent">a</text:p>
          </table:table-cell>
          <table:table-cell table:style-name="CS1">
            <text:p text:style-name="podCellContent">b</text:p>
          </table:table-cell>
        </table:table-row>
        <table:table-row>
          <table:table-cell table:style-name="CS1">
            <text:p text:style-name="podCellContent">x</text:p>
          </table:table-cell>
          <table:table-cell table:style-name="CS1">
            <text:p text:style-name="podCellContent">vvv</text:p>
          </table:table-cell>
        </table:table-row>
        <table:table-row>
          <table:table-cell table:style-name="CS1">
            <text:p text:style-name="podCellContent">bbb</text:p>
          </table:table-cell>
          <table:table-cell table:style-name="CS1">
            <text:p text:style-name="podCellContent">vvvvv</text:p>
          </table:table-cell>
        </table:table-row>
      </table:table>
      <text:p> </text:p>
      <text:p text:style-name="CS2">hghdghghgh</text:p>
      <text:p>With non-breaking dashes: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</text:p>
      <text:p>With normal dashes: Jean-Michel, Jean-Michel, Jean-Michel, Jean-Michel, Jean-Michel, Jean-Michel, Jean-Michel, Jean-Michel, Jean-Michel, Jean-Michel, Jean-Michel, Jean-Michel, Jean-Michel, Jean-Michel, Jean-Michel, Jean-Michel, Jean-Michel, Jean-Michel, Jean-Michel, Jean-Michel, Jean-Michel, Jean-Michel, Jean-Michel, Jean-Michel, Jean-Michel, Jean-Michel, Jean-Michel </text:p>
      <text:list text:style-name="podBulletedList">
        <text:list-item>
          <text:p text:style-name="podBulletItem">aaa</text:p>
        </text:list-item>
        <text:list-item>
          <text:p text:style-name="podBulletItem"> </text:p>
        </text:list-item>
        <text:list-item>
          <text:p text:style-name="podBulletItem">bvbb</text:p>
        </text:list-item>
      </text:list>
      <text:list text:style-name="podNumberedList" text:continue-numbering="false">
        <text:list-item text:start-value="1">
          <text:p text:style-name="podNumberItem">regrg</text:p>
        </text:list-item>
        <text:list-item>
          <text:p text:style-name="podNumberItem"> </text:p>
        </text:list-item>
      </text:list>
      <text:p>vghriqghrghgfd hgkll hgjkf lghjfkd slhgjfd klhgjfds klghjfds s&amp;é@èù vghriqghrghgfd hgkll hgjkf lghjfkd slhgjfd klhgjfds klghjfds s&amp;é@èù vghriqghrghgfd hgkll hgjkf lghjfkd slhgjfd klhgjfds klghjfds s&amp;é@èù vghriqghrghgfd hgkll hgjkf lghjfkd slhgjfd klhgjfds klghjfds s&amp;é@èù vghriqghrghgfd hgkll hgjkf lghjfkd slhgjfd klhgjfds klghjfds s&amp;é@èù vghriqghrghgfd hgkll hgjkf lghjfkd slhgjfd klhgjfds klghjfds s&amp;é@èù vghriqghrghgfd hgkll hgjkf lghjfkd slhgjfd klhgjfds klghjfds s&amp;é@èù</text:p>
      <text:p> </text:p>
      <text:p>vghriqghrghgfd hgkll hgjkf lghjfkd slhgjfd klhgjfds klghjfds s&amp;é@èù vghriqghrghgfd hgkll hgjkf lghjfkd slhgjfd klhgjfds klghjfds s&amp;é@èù vghriqghrghgfd hgkll hgjkf lghjfkd slhgjfd klhgjfds klghjfds s&amp;é@èù vghriqghrghgfd hgkll hgjkf lghjfkd slhgjfd klhgjfds klghjfds s&amp;é@èù vghriqghrghgfd hgkll hgjkf lghjfkd slhgjfd klhgjfds klghjfds s&amp;é@èù vghriqghrghgfd hgkll hgjkf lghjfkd slhgjfd klhgjfds klghjfds s&amp;é@èù vghriqghrghgfd hgkll hgjkf lghjfkd slhgjfd klhgjfds klghjfds s&amp;é@</text:p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</text:list-level-style-bullet>
      <text:list-level-style-bullet text:level="2" text:style-name="podBulletStyle" text:bullet-char="◦">
        <style:list-level-properties text:space-before="0.64in" text:min-label-width="0.32in"/>
      </text:list-level-style-bullet>
      <text:list-level-style-bullet text:level="3" text:style-name="podBulletStyle" text:bullet-char="▪">
        <style:list-level-properties text:space-before="0.96in" text:min-label-width="0.32in"/>
      </text:list-level-style-bullet>
      <text:list-level-style-bullet text:level="4" text:style-name="podBulletStyle" text:bullet-char="•">
        <style:list-level-properties text:space-before="1.28in" text:min-label-width="0.32in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style style:name="CS2" style:family="paragraph" style:parent-style-name="Standard">
      <style:paragraph-properties fo:margin-left="0.906cm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2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Gaetan Delannay</meta:initial-creator>
    <meta:creation-date>2007-08-06T12:09:45</meta:creation-date>
    <dc:creator>Gaëtan Delannay</dc:creator>
    <dc:date>2009-10-30T14:00:11</dc:date>
    <dc:language>en-US</dc:language>
    <meta:editing-cycles>20</meta:editing-cycles>
    <meta:editing-duration>PT01H54M58S</meta:editing-duration>
    <meta:document-statistic meta:table-count="0" meta:image-count="0" meta:object-count="0" meta:page-count="1" meta:paragraph-count="1" meta:word-count="10" meta:character-count="50"/>
    <meta:user-defined meta:name="Info 1"/>
    <meta:user-defined meta:name="Info 2"/>
    <meta:user-defined meta:name="Info 3"/>
    <meta:user-defined meta:name="Info 4"/>
    <dc:title>xhtmlComplex4</dc:title>
  </office:meta>
</office:document-meta>
</file>